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0.8299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0.972in"/>
    </style:style>
    <style:style style:name="co18" style:family="table-column">
      <style:table-column-properties fo:break-before="auto" style:column-width="0.8409in"/>
    </style:style>
    <style:style style:name="co19" style:family="table-column">
      <style:table-column-properties fo:break-before="auto" style:column-width="1.3453in"/>
    </style:style>
    <style:style style:name="co20" style:family="table-column">
      <style:table-column-properties fo:break-before="auto" style:column-width="0.6134in"/>
    </style:style>
    <style:style style:name="co21" style:family="table-column">
      <style:table-column-properties fo:break-before="auto" style:column-width="0.3709in"/>
    </style:style>
    <style:style style:name="co22" style:family="table-column">
      <style:table-column-properties fo:break-before="auto" style:column-width="0.6244in"/>
    </style:style>
    <style:style style:name="co23" style:family="table-column">
      <style:table-column-properties fo:break-before="auto" style:column-width="0.3701in"/>
    </style:style>
    <style:style style:name="co24" style:family="table-column">
      <style:table-column-properties fo:break-before="auto" style:column-width="1.1354in"/>
    </style:style>
    <style:style style:name="co25" style:family="table-column">
      <style:table-column-properties fo:break-before="auto" style:column-width="1.0783in"/>
    </style:style>
    <style:style style:name="co26" style:family="table-column">
      <style:table-column-properties fo:break-before="auto" style:column-width="2.7193in"/>
    </style:style>
    <style:style style:name="co27" style:family="table-column">
      <style:table-column-properties fo:break-before="auto" style:column-width="1.6374in"/>
    </style:style>
    <style:style style:name="co28" style:family="table-column">
      <style:table-column-properties fo:break-before="auto" style:column-width="1.8437in"/>
    </style:style>
    <style:style style:name="co29" style:family="table-column">
      <style:table-column-properties fo:break-before="auto" style:column-width="2.4311in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63in" fo:break-before="auto" style:use-optimal-row-height="true"/>
    </style:style>
    <style:style style:name="ro13" style:family="table-row">
      <style:table-row-properties style:row-height="0.400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4673in" fo:break-before="auto" style:use-optimal-row-height="tru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ver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3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3.C2"/>
    </style:style>
    <style:style style:name="ce4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5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4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4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7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77" style:family="table-cell" style:parent-style-name="Default">
      <style:table-cell-properties fo:padding="0.0417in" style:vertical-align="middle"/>
    </style:style>
    <style:style style:name="ce78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79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ext-properties fo:font-style="normal" style:font-style-asian="normal" style:font-style-complex="normal"/>
    </style:style>
    <style:style style:name="ce82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3" style:family="table-cell" style:parent-style-name="Result2">
      <style:table-cell-properties fo:padding="0.0417in" style:vertical-align="middle"/>
    </style:style>
    <style:style style:name="ce8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0" style:family="table-cell" style:parent-style-name="Default">
      <style:text-properties style:font-name="Arial" fo:font-size="9pt" style:font-size-asian="9pt" style:font-size-complex="9pt"/>
    </style:style>
    <style:style style:name="ce9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94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95" style:family="table-cell" style:parent-style-name="Document_20_Title">
      <style:text-properties style:font-name="Arial" fo:font-size="9pt" style:font-size-asian="9pt" style:font-size-complex="9pt"/>
    </style:style>
    <style:style style:name="ce96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1018" table:default-cell-style-name="Default"/>
        <table:table-row table:style-name="ro13">
          <table:table-cell table:style-name="ce76" office:value-type="string">
            <text:p>NUS Technology</text:p>
          </table:table-cell>
          <table:table-cell table:style-name="ce77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77" table:number-columns-repeated="1019"/>
          <table:table-cell table:number-columns-repeated="2"/>
        </table:table-row>
        <table:table-row table:style-name="ro2">
          <table:table-cell/>
          <table:table-cell table:style-name="ce77"/>
          <table:table-cell table:style-name="ce88"/>
          <table:table-cell table:style-name="ce77" table:number-columns-repeated="1019"/>
          <table:table-cell table:number-columns-repeated="2"/>
        </table:table-row>
        <table:table-row table:style-name="ro2">
          <table:table-cell/>
          <table:table-cell table:style-name="ce77" table:number-columns-repeated="1021"/>
          <table:table-cell table:number-columns-repeated="2"/>
        </table:table-row>
        <table:table-row table:style-name="ro2" table:number-rows-repeated="2">
          <table:table-cell table:style-name="ce77" table:number-columns-repeated="1022"/>
          <table:table-cell table:number-columns-repeated="2"/>
        </table:table-row>
        <table:table-row table:style-name="ro2">
          <table:table-cell table:style-name="ce77"/>
          <table:table-cell table:style-name="ce83" table:number-columns-repeated="2"/>
          <table:table-cell table:style-name="ce77" table:number-columns-repeated="1019"/>
          <table:table-cell table:number-columns-repeated="2"/>
        </table:table-row>
        <table:table-row table:style-name="ro2" table:number-rows-repeated="2">
          <table:table-cell table:style-name="ce77" table:number-columns-repeated="2"/>
          <table:table-cell/>
          <table:table-cell table:style-name="ce77" table:number-columns-repeated="1019"/>
          <table:table-cell table:number-columns-repeated="2"/>
        </table:table-row>
        <table:table-row table:style-name="ro14">
          <table:table-cell table:style-name="ce78" office:value-type="string">
            <text:p>Timekeeping Information 2013</text:p>
          </table:table-cell>
          <table:table-cell table:style-name="ce77" table:number-columns-repeated="1021"/>
          <table:table-cell table:number-columns-repeated="2"/>
        </table:table-row>
        <table:table-row table:style-name="ro2">
          <table:table-cell table:style-name="ce79" office:value-type="string">
            <text:p>Created by:</text:p>
          </table:table-cell>
          <table:table-cell table:style-name="ce84" office:value-type="string">
            <text:p>Thuy Le-Thi-Thanh</text:p>
          </table:table-cell>
          <table:table-cell table:style-name="ce81"/>
          <table:table-cell table:style-name="ce93" table:number-columns-repeated="1019"/>
          <table:table-cell table:style-name="ce90" table:number-columns-repeated="2"/>
        </table:table-row>
        <table:table-row table:style-name="ro2">
          <table:table-cell table:style-name="ce80" office:value-type="string">
            <text:p>Effective date:</text:p>
          </table:table-cell>
          <table:table-cell table:style-name="ce85" office:value-type="string">
            <text:p>N/A</text:p>
          </table:table-cell>
          <table:table-cell table:style-name="ce81"/>
          <table:table-cell table:style-name="ce93" table:number-columns-repeated="2"/>
          <table:table-cell table:style-name="ce90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79" office:value-type="string">
            <text:p>Version:</text:p>
          </table:table-cell>
          <table:table-cell table:style-name="ce86" office:value-type="float" office:value="0.4">
            <text:p>0.4</text:p>
          </table:table-cell>
          <table:table-cell table:style-name="ce81"/>
          <table:table-cell table:style-name="ce93" table:number-columns-repeated="2"/>
          <table:table-cell table:style-name="ce95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81" table:number-columns-repeated="3"/>
          <table:table-cell table:style-name="ce77" table:number-columns-repeated="1019"/>
          <table:table-cell table:number-columns-repeated="2"/>
        </table:table-row>
        <table:table-row table:style-name="ro2">
          <table:table-cell table:style-name="ce77"/>
          <table:table-cell table:style-name="ce12" table:number-columns-repeated="2"/>
          <table:table-cell table:style-name="ce77" table:number-columns-repeated="1019"/>
          <table:table-cell table:number-columns-repeated="2"/>
        </table:table-row>
        <table:table-row table:style-name="ro2" table:number-rows-repeated="2">
          <table:table-cell table:style-name="ce77"/>
          <table:table-cell table:style-name="ce12"/>
          <table:table-cell/>
          <table:table-cell table:style-name="ce77" table:number-columns-repeated="1019"/>
          <table:table-cell table:number-columns-repeated="2"/>
        </table:table-row>
        <table:table-row table:style-name="ro2">
          <table:table-cell table:style-name="ce77"/>
          <table:table-cell table:style-name="ce12" table:number-columns-repeated="2"/>
          <table:table-cell table:style-name="ce77" table:number-columns-repeated="2"/>
          <table:table-cell/>
          <table:table-cell table:style-name="ce77" table:number-columns-repeated="1016"/>
          <table:table-cell table:number-columns-repeated="2"/>
        </table:table-row>
        <table:table-row table:style-name="ro2" table:number-rows-repeated="2">
          <table:table-cell table:style-name="ce77"/>
          <table:table-cell table:style-name="ce12" table:number-columns-repeated="2"/>
          <table:table-cell table:style-name="ce77" table:number-columns-repeated="1019"/>
          <table:table-cell table:number-columns-repeated="2"/>
        </table:table-row>
        <table:table-row table:style-name="ro15">
          <table:table-cell table:style-name="ce77"/>
          <table:table-cell table:style-name="ce12" table:number-columns-repeated="2"/>
          <table:table-cell table:style-name="ce77"/>
          <table:table-cell/>
          <table:table-cell table:style-name="ce96" office:value-type="string">
            <text:p>Office Admin</text:p>
          </table:table-cell>
          <table:table-cell table:style-name="ce77" table:number-columns-repeated="1016"/>
          <table:table-cell table:number-columns-repeated="2"/>
        </table:table-row>
        <table:table-row table:style-name="ro2">
          <table:table-cell table:style-name="ce77"/>
          <table:table-cell table:style-name="ce12" table:number-columns-repeated="2"/>
          <table:table-cell table:style-name="ce77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89"/>
          <table:table-cell table:style-name="ce77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0"/>
          <table:table-cell table:style-name="ce94" table:number-columns-repeated="3"/>
          <table:table-cell table:style-name="ce77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94" table:number-columns-repeated="3"/>
          <table:table-cell table:style-name="ce77" table:number-columns-repeated="1016"/>
          <table:table-cell table:number-columns-repeated="2"/>
        </table:table-row>
        <table:table-row table:style-name="ro2">
          <table:table-cell table:style-name="ce82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91"/>
          <table:table-cell table:style-name="ce94" table:number-columns-repeated="3"/>
          <table:table-cell table:style-name="ce77" table:number-columns-repeated="1016"/>
          <table:table-cell table:number-columns-repeated="2"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1019"/>
          <table:table-cell table:number-columns-repeated="2"/>
        </table:table-row>
        <table:table-row table:style-name="ro2">
          <table:table-cell table:style-name="ce77"/>
          <table:table-cell table:style-name="ce87"/>
          <table:table-cell table:style-name="ce92"/>
          <table:table-cell table:style-name="ce77" table:number-columns-repeated="1019"/>
          <table:table-cell table:number-columns-repeated="2"/>
        </table:table-row>
        <table:table-row table:style-name="ro2" table:number-rows-repeated="5">
          <table:table-cell table:style-name="ce77"/>
          <table:table-cell table:style-name="ce12" table:number-columns-repeated="2"/>
          <table:table-cell table:style-name="ce77" table:number-columns-repeated="1019"/>
          <table:table-cell table:number-columns-repeated="2"/>
        </table:table-row>
        <table:table-row table:style-name="ro2" table:number-rows-repeated="6">
          <table:table-cell table:style-name="ce77"/>
          <table:table-cell table:number-columns-repeated="2"/>
          <table:table-cell table:style-name="ce77" table:number-columns-repeated="1019"/>
          <table:table-cell table:number-columns-repeated="2"/>
        </table:table-row>
        <table:table-row table:style-name="ro2" table:number-rows-repeated="65496">
          <table:table-cell table:style-name="ce77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7-15">
            <text:p>July 15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Update:</text:p>
            <text:p>- Remove LongT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9-25">
            <text:p>September 25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Thao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12-24">
            <text:p>December 2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HungNP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12-30">
            <text:p>December 30, 2013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3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1013" table:default-cell-style-name="Default"/>
        <table:table-row table:style-name="ro8">
          <table:table-cell table:style-name="ce32" office:value-type="string">
            <text:p>Tổng hợp ngày nghỉ 2013</text:p>
          </table:table-cell>
          <table:table-cell table:style-name="ce35" table:number-columns-repeated="7"/>
          <table:table-cell table:style-name="ce41" table:number-columns-repeated="989"/>
          <table:table-cell table:number-columns-repeated="26"/>
        </table:table-row>
        <table:table-row table:style-name="ro8" table:number-rows-repeated="4">
          <table:table-cell table:style-name="ce32"/>
          <table:table-cell table:style-name="ce35" table:number-columns-repeated="7"/>
          <table:table-cell table:style-name="ce41" table:number-columns-repeated="989"/>
          <table:table-cell table:number-columns-repeated="26"/>
        </table:table-row>
        <table:table-row table:style-name="ro9">
          <table:table-cell table:style-name="ce33" office:value-type="string">
            <text:p>No.</text:p>
          </table:table-cell>
          <table:table-cell table:style-name="ce33" office:value-type="string">
            <text:p>Name</text:p>
          </table:table-cell>
          <table:table-cell table:style-name="ce37" office:value-type="string">
            <office:annotation office:display="true" draw:style-name="gr1" draw:text-style-name="P2" svg:width="2.9067in" svg:height="1.3232in" svg:x="2.8539in" svg:y="0.0437in" draw:caption-point-x="-0.537in" draw:caption-point-y="1.319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2</text:p>
          </table:table-cell>
          <table:table-cell table:style-name="ce37" office:value-type="string">
            <office:annotation draw:style-name="gr1" draw:text-style-name="P2" svg:width="1.1413in" svg:height="0.5457in" svg:x="3.3839in" svg:y="0.8154in" draw:caption-point-x="-0.2402in" draw:caption-point-y="0.548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3</text:p>
          </table:table-cell>
          <table:table-cell table:style-name="ce37" office:value-type="string">
            <text:p>Working To</text:p>
          </table:table-cell>
          <table:table-cell table:style-name="ce37" office:value-type="string">
            <office:annotation draw:style-name="gr1" draw:text-style-name="P2" svg:width="1.1413in" svg:height="0.7012in" svg:x="4.3744in" svg:y="0.8154in" draw:caption-point-x="-0.2622in" draw:caption-point-y="0.548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3</text:p>
          </table:table-cell>
          <table:table-cell table:style-name="ce37" office:value-type="string">
            <office:annotation draw:style-name="gr1" draw:text-style-name="P2" svg:width="1.1413in" svg:height="0.3902in" svg:x="5.1906in" svg:y="0.8154in" draw:caption-point-x="-0.2402in" draw:caption-point-y="0.548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37" office:value-type="string">
            <office:annotation office:display="true" draw:style-name="gr1" draw:text-style-name="P2" svg:width="1.9925in" svg:height="1.4787in" svg:x="6.7193in" svg:y="0.8169in" draw:caption-point-x="-0.8004in" draw:caption-point-y="0.5465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style-name="ce42" table:number-columns-repeated="989"/>
          <table:table-cell table:style-name="ce43" table:number-columns-repeated="26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6-24">
            <text:p>06/24/13</text:p>
          </table:table-cell>
          <table:table-cell table:style-name="ce39" table:formula="of:=IF(YEAR(NOW())&gt;YEAR([.D7]);DATE(YEAR([.D7]);12;31);NOW())" office:value-type="date" office:date-value="2013-12-31">
            <text:p>12/31/13</text:p>
          </table:table-cell>
          <table:table-cell table:style-name="ce38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6">
            <text:p>6</text:p>
          </table:table-cell>
          <table:table-cell table:style-name="ce40" table:formula="of:=SUMPRODUCT([Thong_Tin_Ngay_Nghi_201307.$B$3:.$B$9]=[.B7];[Thong_Tin_Ngay_Nghi_201307.$C$3:.$C$9]) +SUMPRODUCT([Thong_Tin_Ngay_Nghi_201308.$B$3:.$B$10]=[.B7];[Thong_Tin_Ngay_Nghi_201308.$C$3:.$C$10]) +SUMPRODUCT([Thong_Tin_Ngay_Nghi_201309.$B$3:.$B$13]=[.B7];[Thong_Tin_Ngay_Nghi_201309.$C$3:.$C$13]) +SUMPRODUCT([Thong_Tin_Ngay_Nghi_201310.$B$3:.$B$14]=[.B7];[Thong_Tin_Ngay_Nghi_201310.$C$3:.$C$14]) +SUMPRODUCT([Thong_Tin_Ngay_Nghi_201311.$B$3:.$B$15]=[.B7];[Thong_Tin_Ngay_Nghi_201311.$C$3:.$C$15]) +SUMPRODUCT([Thong_Tin_Ngay_Nghi_201312.$B$3:.$B$18]=[.B7];[Thong_Tin_Ngay_Nghi_201312.$C$3:.$C$18])" office:value-type="float" office:value="5.5">
            <text:p>5.5</text:p>
          </table:table-cell>
          <table:table-cell table:style-name="ce38" table:formula="of:=IF(OR([.C7]-[.G7]&lt;=0; DATE(YEAR([.E7]);MONTH([.E7]);DAY([.E7]))&lt;=DATE(YEAR([.E7]);3;31)); [.F7]+[.C7]-[.G7]; [.F7]-[.C7]+[.G7])" office:value-type="float" office:value="0.5">
            <text:p>0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6-24">
            <text:p>06/24/13</text:p>
          </table:table-cell>
          <table:table-cell table:style-name="ce39" table:formula="of:=IF(YEAR(NOW())&gt;YEAR([.D8]);DATE(YEAR([.D8]);12;31);NOW())" office:value-type="date" office:date-value="2013-12-31">
            <text:p>12/31/13</text:p>
          </table:table-cell>
          <table:table-cell table:style-name="ce38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6">
            <text:p>6</text:p>
          </table:table-cell>
          <table:table-cell table:style-name="ce40" table:formula="of:=SUMPRODUCT([Thong_Tin_Ngay_Nghi_201307.$B$3:.$B$9]=[.B8];[Thong_Tin_Ngay_Nghi_201307.$C$3:.$C$9]) +SUMPRODUCT([Thong_Tin_Ngay_Nghi_201308.$B$3:.$B$10]=[.B8];[Thong_Tin_Ngay_Nghi_201308.$C$3:.$C$10]) +SUMPRODUCT([Thong_Tin_Ngay_Nghi_201309.$B$3:.$B$13]=[.B8];[Thong_Tin_Ngay_Nghi_201309.$C$3:.$C$13]) +SUMPRODUCT([Thong_Tin_Ngay_Nghi_201310.$B$3:.$B$14]=[.B8];[Thong_Tin_Ngay_Nghi_201310.$C$3:.$C$14]) +SUMPRODUCT([Thong_Tin_Ngay_Nghi_201311.$B$3:.$B$15]=[.B8];[Thong_Tin_Ngay_Nghi_201311.$C$3:.$C$15]) +SUMPRODUCT([Thong_Tin_Ngay_Nghi_201312.$B$3:.$B$18]=[.B8];[Thong_Tin_Ngay_Nghi_201312.$C$3:.$C$18])" office:value-type="float" office:value="6.5">
            <text:p>6.5</text:p>
          </table:table-cell>
          <table:table-cell table:style-name="ce38" table:formula="of:=IF(OR([.C8]-[.G8]&lt;=0; DATE(YEAR([.E8]);MONTH([.E8]);DAY([.E8]))&lt;=DATE(YEAR([.E8]);3;31)); [.F8]+[.C8]-[.G8]; [.F8]-[.C8]+[.G8])" office:value-type="float" office:value="-0.5">
            <text:p>-0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8-01">
            <text:p>08/01/13</text:p>
          </table:table-cell>
          <table:table-cell table:style-name="ce39" table:formula="of:=IF(YEAR(NOW())&gt;YEAR([.D9]);DATE(YEAR([.D9]);12;31);NOW())" office:value-type="date" office:date-value="2013-12-31">
            <text:p>12/31/13</text:p>
          </table:table-cell>
          <table:table-cell table:style-name="ce38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5">
            <text:p>5</text:p>
          </table:table-cell>
          <table:table-cell table:style-name="ce40" table:formula="of:=SUMPRODUCT([Thong_Tin_Ngay_Nghi_201307.$B$3:.$B$9]=[.B9];[Thong_Tin_Ngay_Nghi_201307.$C$3:.$C$9]) +SUMPRODUCT([Thong_Tin_Ngay_Nghi_201308.$B$3:.$B$10]=[.B9];[Thong_Tin_Ngay_Nghi_201308.$C$3:.$C$10]) +SUMPRODUCT([Thong_Tin_Ngay_Nghi_201309.$B$3:.$B$13]=[.B9];[Thong_Tin_Ngay_Nghi_201309.$C$3:.$C$13]) +SUMPRODUCT([Thong_Tin_Ngay_Nghi_201310.$B$3:.$B$14]=[.B9];[Thong_Tin_Ngay_Nghi_201310.$C$3:.$C$14]) +SUMPRODUCT([Thong_Tin_Ngay_Nghi_201311.$B$3:.$B$15]=[.B9];[Thong_Tin_Ngay_Nghi_201311.$C$3:.$C$15]) +SUMPRODUCT([Thong_Tin_Ngay_Nghi_201312.$B$3:.$B$18]=[.B9];[Thong_Tin_Ngay_Nghi_201312.$C$3:.$C$18])" office:value-type="float" office:value="7">
            <text:p>7</text:p>
          </table:table-cell>
          <table:table-cell table:style-name="ce38" table:formula="of:=IF(OR([.C9]-[.G9]&lt;=0; DATE(YEAR([.E9]);MONTH([.E9]);DAY([.E9]))&lt;=DATE(YEAR([.E9]);3;31)); [.F9]+[.C9]-[.G9]; [.F9]-[.C9]+[.G9])" office:value-type="float" office:value="-2">
            <text:p>-2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12-23">
            <text:p>12/23/13</text:p>
          </table:table-cell>
          <table:table-cell table:style-name="ce39" table:formula="of:=IF(YEAR(NOW())&gt;YEAR([.D10]);DATE(YEAR([.D10]);12;31);NOW())" office:value-type="date" office:date-value="2013-12-31">
            <text:p>12/31/13</text:p>
          </table:table-cell>
          <table:table-cell table:style-name="ce38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0">
            <text:p>0</text:p>
          </table:table-cell>
          <table:table-cell table:style-name="ce40" table:formula="of:=SUMPRODUCT([Thong_Tin_Ngay_Nghi_201307.$B$3:.$B$9]=[.B10];[Thong_Tin_Ngay_Nghi_201307.$C$3:.$C$9]) +SUMPRODUCT([Thong_Tin_Ngay_Nghi_201308.$B$3:.$B$10]=[.B10];[Thong_Tin_Ngay_Nghi_201308.$C$3:.$C$10]) +SUMPRODUCT([Thong_Tin_Ngay_Nghi_201309.$B$3:.$B$13]=[.B10];[Thong_Tin_Ngay_Nghi_201309.$C$3:.$C$13]) +SUMPRODUCT([Thong_Tin_Ngay_Nghi_201310.$B$3:.$B$14]=[.B10];[Thong_Tin_Ngay_Nghi_201310.$C$3:.$C$14]) +SUMPRODUCT([Thong_Tin_Ngay_Nghi_201311.$B$3:.$B$15]=[.B10];[Thong_Tin_Ngay_Nghi_201311.$C$3:.$C$15]) +SUMPRODUCT([Thong_Tin_Ngay_Nghi_201312.$B$3:.$B$18]=[.B10];[Thong_Tin_Ngay_Nghi_201312.$C$3:.$C$18])" office:value-type="float" office:value="0">
            <text:p>0</text:p>
          </table:table-cell>
          <table:table-cell table:style-name="ce38" table:formula="of:=IF(OR([.C10]-[.G10]&lt;=0; DATE(YEAR([.E10]);MONTH([.E10]);DAY([.E10]))&lt;=DATE(YEAR([.E10]);3;31)); [.F10]+[.C10]-[.G10]; [.F10]-[.C10]+[.G10])" office:value-type="float" office:value="0">
            <text:p>0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office:annotation draw:style-name="gr1" draw:text-style-name="P2" svg:width="1.1413in" svg:height="0.8567in" svg:x="1.5673in" svg:y="2.2949in" draw:caption-point-x="-0.2402in" draw:caption-point-y="0.5961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9-16">
            <text:p>09/16/13</text:p>
          </table:table-cell>
          <table:table-cell table:style-name="ce39" table:formula="of:=IF(YEAR(NOW())&gt;YEAR([.D11]);DATE(YEAR([.D11]);12;31);NOW())" office:value-type="date" office:date-value="2013-12-31">
            <text:p>12/31/13</text:p>
          </table:table-cell>
          <table:table-cell table:style-name="ce38"/>
          <table:table-cell table:style-name="ce40" table:formula="of:=SUMPRODUCT([Thong_Tin_Ngay_Nghi_201307.$B$3:.$B$9]=[.B11];[Thong_Tin_Ngay_Nghi_201307.$C$3:.$C$9]) +SUMPRODUCT([Thong_Tin_Ngay_Nghi_201308.$B$3:.$B$10]=[.B11];[Thong_Tin_Ngay_Nghi_201308.$C$3:.$C$10]) +SUMPRODUCT([Thong_Tin_Ngay_Nghi_201309.$B$3:.$B$13]=[.B11];[Thong_Tin_Ngay_Nghi_201309.$C$3:.$C$13]) +SUMPRODUCT([Thong_Tin_Ngay_Nghi_201310.$B$3:.$B$14]=[.B11];[Thong_Tin_Ngay_Nghi_201310.$C$3:.$C$14]) +SUMPRODUCT([Thong_Tin_Ngay_Nghi_201311.$B$3:.$B$15]=[.B11];[Thong_Tin_Ngay_Nghi_201311.$C$3:.$C$15]) +SUMPRODUCT([Thong_Tin_Ngay_Nghi_201312.$B$3:.$B$18]=[.B11];[Thong_Tin_Ngay_Nghi_201312.$C$3:.$C$18])" office:value-type="float" office:value="16">
            <text:p>16</text:p>
          </table:table-cell>
          <table:table-cell table:style-name="ce38"/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6-24">
            <text:p>06/24/13</text:p>
          </table:table-cell>
          <table:table-cell table:style-name="ce39" table:formula="of:=IF(YEAR(NOW())&gt;YEAR([.D12]);DATE(YEAR([.D12]);12;31);NOW())" office:value-type="date" office:date-value="2013-12-31">
            <text:p>12/31/13</text:p>
          </table:table-cell>
          <table:table-cell table:style-name="ce38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6">
            <text:p>6</text:p>
          </table:table-cell>
          <table:table-cell table:style-name="ce40" table:formula="of:=SUMPRODUCT([Thong_Tin_Ngay_Nghi_201307.$B$3:.$B$9]=[.B12];[Thong_Tin_Ngay_Nghi_201307.$C$3:.$C$9]) +SUMPRODUCT([Thong_Tin_Ngay_Nghi_201308.$B$3:.$B$10]=[.B12];[Thong_Tin_Ngay_Nghi_201308.$C$3:.$C$10]) +SUMPRODUCT([Thong_Tin_Ngay_Nghi_201309.$B$3:.$B$13]=[.B12];[Thong_Tin_Ngay_Nghi_201309.$C$3:.$C$13]) +SUMPRODUCT([Thong_Tin_Ngay_Nghi_201310.$B$3:.$B$14]=[.B12];[Thong_Tin_Ngay_Nghi_201310.$C$3:.$C$14]) +SUMPRODUCT([Thong_Tin_Ngay_Nghi_201311.$B$3:.$B$15]=[.B12];[Thong_Tin_Ngay_Nghi_201311.$C$3:.$C$15]) +SUMPRODUCT([Thong_Tin_Ngay_Nghi_201312.$B$3:.$B$18]=[.B12];[Thong_Tin_Ngay_Nghi_201312.$C$3:.$C$18])" office:value-type="float" office:value="7">
            <text:p>7</text:p>
          </table:table-cell>
          <table:table-cell table:style-name="ce38" table:formula="of:=IF(OR([.C12]-[.G12]&lt;=0; DATE(YEAR([.E12]);MONTH([.E12]);DAY([.E12]))&lt;=DATE(YEAR([.E12]);3;31)); [.F12]+[.C12]-[.G12]; [.F12]-[.C12]+[.G12])" office:value-type="float" office:value="-1">
            <text:p>-1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12-02">
            <text:p>12/02/13</text:p>
          </table:table-cell>
          <table:table-cell table:style-name="ce39" table:formula="of:=IF(YEAR(NOW())&gt;YEAR([.D13]);DATE(YEAR([.D13]);12;31);NOW())" office:value-type="date" office:date-value="2013-12-31">
            <text:p>12/31/13</text:p>
          </table:table-cell>
          <table:table-cell table:style-name="ce38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">
            <text:p>1</text:p>
          </table:table-cell>
          <table:table-cell table:style-name="ce40" table:formula="of:=SUMPRODUCT([Thong_Tin_Ngay_Nghi_201307.$B$3:.$B$9]=[.B13];[Thong_Tin_Ngay_Nghi_201307.$C$3:.$C$9]) +SUMPRODUCT([Thong_Tin_Ngay_Nghi_201308.$B$3:.$B$10]=[.B13];[Thong_Tin_Ngay_Nghi_201308.$C$3:.$C$10]) +SUMPRODUCT([Thong_Tin_Ngay_Nghi_201309.$B$3:.$B$13]=[.B13];[Thong_Tin_Ngay_Nghi_201309.$C$3:.$C$13]) +SUMPRODUCT([Thong_Tin_Ngay_Nghi_201310.$B$3:.$B$14]=[.B13];[Thong_Tin_Ngay_Nghi_201310.$C$3:.$C$14]) +SUMPRODUCT([Thong_Tin_Ngay_Nghi_201311.$B$3:.$B$15]=[.B13];[Thong_Tin_Ngay_Nghi_201311.$C$3:.$C$15]) +SUMPRODUCT([Thong_Tin_Ngay_Nghi_201312.$B$3:.$B$18]=[.B13];[Thong_Tin_Ngay_Nghi_201312.$C$3:.$C$18])" office:value-type="float" office:value="0">
            <text:p>0</text:p>
          </table:table-cell>
          <table:table-cell table:style-name="ce38" table:formula="of:=IF(OR([.C13]-[.G13]&lt;=0; DATE(YEAR([.E13]);MONTH([.E13]);DAY([.E13]))&lt;=DATE(YEAR([.E13]);3;31)); [.F13]+[.C13]-[.G13]; [.F13]-[.C13]+[.G13])" office:value-type="float" office:value="1">
            <text:p>1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10-14">
            <text:p>10/14/13</text:p>
          </table:table-cell>
          <table:table-cell table:style-name="ce39" table:formula="of:=IF(YEAR(NOW())&gt;YEAR([.D14]);DATE(YEAR([.D14]);12;31);NOW())" office:value-type="date" office:date-value="2013-12-31">
            <text:p>12/31/13</text:p>
          </table:table-cell>
          <table:table-cell table:style-name="ce38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3">
            <text:p>3</text:p>
          </table:table-cell>
          <table:table-cell table:style-name="ce40" table:formula="of:=SUMPRODUCT([Thong_Tin_Ngay_Nghi_201307.$B$3:.$B$9]=[.B14];[Thong_Tin_Ngay_Nghi_201307.$C$3:.$C$9]) +SUMPRODUCT([Thong_Tin_Ngay_Nghi_201308.$B$3:.$B$10]=[.B14];[Thong_Tin_Ngay_Nghi_201308.$C$3:.$C$10]) +SUMPRODUCT([Thong_Tin_Ngay_Nghi_201309.$B$3:.$B$13]=[.B14];[Thong_Tin_Ngay_Nghi_201309.$C$3:.$C$13]) +SUMPRODUCT([Thong_Tin_Ngay_Nghi_201310.$B$3:.$B$14]=[.B14];[Thong_Tin_Ngay_Nghi_201310.$C$3:.$C$14]) +SUMPRODUCT([Thong_Tin_Ngay_Nghi_201311.$B$3:.$B$15]=[.B14];[Thong_Tin_Ngay_Nghi_201311.$C$3:.$C$15]) +SUMPRODUCT([Thong_Tin_Ngay_Nghi_201312.$B$3:.$B$18]=[.B14];[Thong_Tin_Ngay_Nghi_201312.$C$3:.$C$18])" office:value-type="float" office:value="3">
            <text:p>3</text:p>
          </table:table-cell>
          <table:table-cell table:style-name="ce38" table:formula="of:=IF(OR([.C14]-[.G14]&lt;=0; DATE(YEAR([.E14]);MONTH([.E14]);DAY([.E14]))&lt;=DATE(YEAR([.E14]);3;31)); [.F14]+[.C14]-[.G14]; [.F14]-[.C14]+[.G14])" office:value-type="float" office:value="0">
            <text:p>0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12-18">
            <text:p>12/18/13</text:p>
          </table:table-cell>
          <table:table-cell table:style-name="ce39" table:formula="of:=IF(YEAR(NOW())&gt;YEAR([.D15]);DATE(YEAR([.D15]);12;31);NOW())" office:value-type="date" office:date-value="2013-12-31">
            <text:p>12/31/13</text:p>
          </table:table-cell>
          <table:table-cell table:style-name="ce38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0">
            <text:p>0</text:p>
          </table:table-cell>
          <table:table-cell table:style-name="ce40" table:formula="of:=SUMPRODUCT([Thong_Tin_Ngay_Nghi_201307.$B$3:.$B$9]=[.B15];[Thong_Tin_Ngay_Nghi_201307.$C$3:.$C$9]) +SUMPRODUCT([Thong_Tin_Ngay_Nghi_201308.$B$3:.$B$10]=[.B15];[Thong_Tin_Ngay_Nghi_201308.$C$3:.$C$10]) +SUMPRODUCT([Thong_Tin_Ngay_Nghi_201309.$B$3:.$B$13]=[.B15];[Thong_Tin_Ngay_Nghi_201309.$C$3:.$C$13]) +SUMPRODUCT([Thong_Tin_Ngay_Nghi_201310.$B$3:.$B$14]=[.B15];[Thong_Tin_Ngay_Nghi_201310.$C$3:.$C$14]) +SUMPRODUCT([Thong_Tin_Ngay_Nghi_201311.$B$3:.$B$15]=[.B15];[Thong_Tin_Ngay_Nghi_201311.$C$3:.$C$15]) +SUMPRODUCT([Thong_Tin_Ngay_Nghi_201312.$B$3:.$B$18]=[.B15];[Thong_Tin_Ngay_Nghi_201312.$C$3:.$C$18])" office:value-type="float" office:value="0">
            <text:p>0</text:p>
          </table:table-cell>
          <table:table-cell table:style-name="ce38" table:formula="of:=IF(OR([.C15]-[.G15]&lt;=0; DATE(YEAR([.E15]);MONTH([.E15]);DAY([.E15]))&lt;=DATE(YEAR([.E15]);3;31)); [.F15]+[.C15]-[.G15]; [.F15]-[.C15]+[.G15])" office:value-type="float" office:value="0">
            <text:p>0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7-01">
            <text:p>07/01/13</text:p>
          </table:table-cell>
          <table:table-cell table:style-name="ce39" table:formula="of:=IF(YEAR(NOW())&gt;YEAR([.D16]);DATE(YEAR([.D16]);12;31);NOW())" office:value-type="date" office:date-value="2013-12-31">
            <text:p>12/31/13</text:p>
          </table:table-cell>
          <table:table-cell table:style-name="ce38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6">
            <text:p>6</text:p>
          </table:table-cell>
          <table:table-cell table:style-name="ce40" table:formula="of:=SUMPRODUCT([Thong_Tin_Ngay_Nghi_201307.$B$3:.$B$9]=[.B16];[Thong_Tin_Ngay_Nghi_201307.$C$3:.$C$9]) +SUMPRODUCT([Thong_Tin_Ngay_Nghi_201308.$B$3:.$B$10]=[.B16];[Thong_Tin_Ngay_Nghi_201308.$C$3:.$C$10]) +SUMPRODUCT([Thong_Tin_Ngay_Nghi_201309.$B$3:.$B$13]=[.B16];[Thong_Tin_Ngay_Nghi_201309.$C$3:.$C$13]) +SUMPRODUCT([Thong_Tin_Ngay_Nghi_201310.$B$3:.$B$14]=[.B16];[Thong_Tin_Ngay_Nghi_201310.$C$3:.$C$14]) +SUMPRODUCT([Thong_Tin_Ngay_Nghi_201311.$B$3:.$B$15]=[.B16];[Thong_Tin_Ngay_Nghi_201311.$C$3:.$C$15]) +SUMPRODUCT([Thong_Tin_Ngay_Nghi_201312.$B$3:.$B$18]=[.B16];[Thong_Tin_Ngay_Nghi_201312.$C$3:.$C$18])" office:value-type="float" office:value="4.5">
            <text:p>4.5</text:p>
          </table:table-cell>
          <table:table-cell table:style-name="ce38" table:formula="of:=IF(OR([.C16]-[.G16]&lt;=0; DATE(YEAR([.E16]);MONTH([.E16]);DAY([.E16]))&lt;=DATE(YEAR([.E16]);3;31)); [.F16]+[.C16]-[.G16]; [.F16]-[.C16]+[.G16])" office:value-type="float" office:value="1.5">
            <text:p>1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9-04">
            <text:p>09/04/13</text:p>
          </table:table-cell>
          <table:table-cell table:style-name="ce39" table:formula="of:=IF(YEAR(NOW())&gt;YEAR([.D17]);DATE(YEAR([.D17]);12;31);NOW())" office:value-type="date" office:date-value="2013-12-31">
            <text:p>12/31/13</text:p>
          </table:table-cell>
          <table:table-cell table:style-name="ce38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4">
            <text:p>4</text:p>
          </table:table-cell>
          <table:table-cell table:style-name="ce40" table:formula="of:=SUMPRODUCT([Thong_Tin_Ngay_Nghi_201307.$B$3:.$B$9]=[.B17];[Thong_Tin_Ngay_Nghi_201307.$C$3:.$C$9]) +SUMPRODUCT([Thong_Tin_Ngay_Nghi_201308.$B$3:.$B$10]=[.B17];[Thong_Tin_Ngay_Nghi_201308.$C$3:.$C$10]) +SUMPRODUCT([Thong_Tin_Ngay_Nghi_201309.$B$3:.$B$13]=[.B17];[Thong_Tin_Ngay_Nghi_201309.$C$3:.$C$13]) +SUMPRODUCT([Thong_Tin_Ngay_Nghi_201310.$B$3:.$B$14]=[.B17];[Thong_Tin_Ngay_Nghi_201310.$C$3:.$C$14]) +SUMPRODUCT([Thong_Tin_Ngay_Nghi_201311.$B$3:.$B$15]=[.B17];[Thong_Tin_Ngay_Nghi_201311.$C$3:.$C$15]) +SUMPRODUCT([Thong_Tin_Ngay_Nghi_201312.$B$3:.$B$18]=[.B17];[Thong_Tin_Ngay_Nghi_201312.$C$3:.$C$18])" office:value-type="float" office:value="3.5">
            <text:p>3.5</text:p>
          </table:table-cell>
          <table:table-cell table:style-name="ce38" table:formula="of:=IF(OR([.C17]-[.G17]&lt;=0; DATE(YEAR([.E17]);MONTH([.E17]);DAY([.E17]))&lt;=DATE(YEAR([.E17]);3;31)); [.F17]+[.C17]-[.G17]; [.F17]-[.C17]+[.G17])" office:value-type="float" office:value="0.5">
            <text:p>0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9-09">
            <text:p>09/09/13</text:p>
          </table:table-cell>
          <table:table-cell table:style-name="ce39" table:formula="of:=IF(YEAR(NOW())&gt;YEAR([.D18]);DATE(YEAR([.D18]);12;31);NOW())" office:value-type="date" office:date-value="2013-12-31">
            <text:p>12/31/13</text:p>
          </table:table-cell>
          <table:table-cell table:style-name="ce38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4">
            <text:p>4</text:p>
          </table:table-cell>
          <table:table-cell table:style-name="ce40" table:formula="of:=SUMPRODUCT([Thong_Tin_Ngay_Nghi_201307.$B$3:.$B$9]=[.B18];[Thong_Tin_Ngay_Nghi_201307.$C$3:.$C$9]) +SUMPRODUCT([Thong_Tin_Ngay_Nghi_201308.$B$3:.$B$10]=[.B18];[Thong_Tin_Ngay_Nghi_201308.$C$3:.$C$10]) +SUMPRODUCT([Thong_Tin_Ngay_Nghi_201309.$B$3:.$B$13]=[.B18];[Thong_Tin_Ngay_Nghi_201309.$C$3:.$C$13]) +SUMPRODUCT([Thong_Tin_Ngay_Nghi_201310.$B$3:.$B$14]=[.B18];[Thong_Tin_Ngay_Nghi_201310.$C$3:.$C$14]) +SUMPRODUCT([Thong_Tin_Ngay_Nghi_201311.$B$3:.$B$15]=[.B18];[Thong_Tin_Ngay_Nghi_201311.$C$3:.$C$15]) +SUMPRODUCT([Thong_Tin_Ngay_Nghi_201312.$B$3:.$B$18]=[.B18];[Thong_Tin_Ngay_Nghi_201312.$C$3:.$C$18])" office:value-type="float" office:value="1.5">
            <text:p>1.5</text:p>
          </table:table-cell>
          <table:table-cell table:style-name="ce38" table:formula="of:=IF(OR([.C18]-[.G18]&lt;=0; DATE(YEAR([.E18]);MONTH([.E18]);DAY([.E18]))&lt;=DATE(YEAR([.E18]);3;31)); [.F18]+[.C18]-[.G18]; [.F18]-[.C18]+[.G18])" office:value-type="float" office:value="2.5">
            <text:p>2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8-13">
            <text:p>08/13/13</text:p>
          </table:table-cell>
          <table:table-cell table:style-name="ce39" table:formula="of:=IF(YEAR(NOW())&gt;YEAR([.D19]);DATE(YEAR([.D19]);12;31);NOW())" office:value-type="date" office:date-value="2013-12-31">
            <text:p>12/31/13</text:p>
          </table:table-cell>
          <table:table-cell table:style-name="ce38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5">
            <text:p>5</text:p>
          </table:table-cell>
          <table:table-cell table:style-name="ce40" table:formula="of:=SUMPRODUCT([Thong_Tin_Ngay_Nghi_201307.$B$3:.$B$9]=[.B19];[Thong_Tin_Ngay_Nghi_201307.$C$3:.$C$9]) +SUMPRODUCT([Thong_Tin_Ngay_Nghi_201308.$B$3:.$B$10]=[.B19];[Thong_Tin_Ngay_Nghi_201308.$C$3:.$C$10]) +SUMPRODUCT([Thong_Tin_Ngay_Nghi_201309.$B$3:.$B$13]=[.B19];[Thong_Tin_Ngay_Nghi_201309.$C$3:.$C$13]) +SUMPRODUCT([Thong_Tin_Ngay_Nghi_201310.$B$3:.$B$14]=[.B19];[Thong_Tin_Ngay_Nghi_201310.$C$3:.$C$14]) +SUMPRODUCT([Thong_Tin_Ngay_Nghi_201311.$B$3:.$B$15]=[.B19];[Thong_Tin_Ngay_Nghi_201311.$C$3:.$C$15]) +SUMPRODUCT([Thong_Tin_Ngay_Nghi_201312.$B$3:.$B$18]=[.B19];[Thong_Tin_Ngay_Nghi_201312.$C$3:.$C$18])" office:value-type="float" office:value="3.5">
            <text:p>3.5</text:p>
          </table:table-cell>
          <table:table-cell table:style-name="ce38" table:formula="of:=IF(OR([.C19]-[.G19]&lt;=0; DATE(YEAR([.E19]);MONTH([.E19]);DAY([.E19]))&lt;=DATE(YEAR([.E19]);3;31)); [.F19]+[.C19]-[.G19]; [.F19]-[.C19]+[.G19])" office:value-type="float" office:value="1.5">
            <text:p>1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7-22">
            <text:p>07/22/13</text:p>
          </table:table-cell>
          <table:table-cell table:style-name="ce39" table:formula="of:=IF(YEAR(NOW())&gt;YEAR([.D20]);DATE(YEAR([.D20]);12;31);NOW())" office:value-type="date" office:date-value="2013-12-31">
            <text:p>12/31/13</text:p>
          </table:table-cell>
          <table:table-cell table:style-name="ce38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5">
            <text:p>5</text:p>
          </table:table-cell>
          <table:table-cell table:style-name="ce40" table:formula="of:=SUMPRODUCT([Thong_Tin_Ngay_Nghi_201307.$B$3:.$B$9]=[.B20];[Thong_Tin_Ngay_Nghi_201307.$C$3:.$C$9]) +SUMPRODUCT([Thong_Tin_Ngay_Nghi_201308.$B$3:.$B$10]=[.B20];[Thong_Tin_Ngay_Nghi_201308.$C$3:.$C$10]) +SUMPRODUCT([Thong_Tin_Ngay_Nghi_201309.$B$3:.$B$13]=[.B20];[Thong_Tin_Ngay_Nghi_201309.$C$3:.$C$13]) +SUMPRODUCT([Thong_Tin_Ngay_Nghi_201310.$B$3:.$B$14]=[.B20];[Thong_Tin_Ngay_Nghi_201310.$C$3:.$C$14]) +SUMPRODUCT([Thong_Tin_Ngay_Nghi_201311.$B$3:.$B$15]=[.B20];[Thong_Tin_Ngay_Nghi_201311.$C$3:.$C$15]) +SUMPRODUCT([Thong_Tin_Ngay_Nghi_201312.$B$3:.$B$18]=[.B20];[Thong_Tin_Ngay_Nghi_201312.$C$3:.$C$18])" office:value-type="float" office:value="0.5">
            <text:p>0.5</text:p>
          </table:table-cell>
          <table:table-cell table:style-name="ce38" table:formula="of:=IF(OR([.C20]-[.G20]&lt;=0; DATE(YEAR([.E20]);MONTH([.E20]);DAY([.E20]))&lt;=DATE(YEAR([.E20]);3;31)); [.F20]+[.C20]-[.G20]; [.F20]-[.C20]+[.G20])" office:value-type="float" office:value="4.5">
            <text:p>4.5</text:p>
          </table:table-cell>
          <table:table-cell table:style-name="ce35" table:number-columns-repeated="989"/>
          <table:table-cell table:number-columns-repeated="26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06-24">
            <text:p>06/24/13</text:p>
          </table:table-cell>
          <table:table-cell table:style-name="ce39" table:formula="of:=IF(YEAR(NOW())&gt;YEAR([.D21]);DATE(YEAR([.D21]);12;31);NOW())" office:value-type="date" office:date-value="2013-12-31">
            <text:p>12/31/13</text:p>
          </table:table-cell>
          <table:table-cell table:style-name="ce38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6">
            <text:p>6</text:p>
          </table:table-cell>
          <table:table-cell table:style-name="ce40" table:formula="of:=SUMPRODUCT([Thong_Tin_Ngay_Nghi_201307.$B$3:.$B$9]=[.B21];[Thong_Tin_Ngay_Nghi_201307.$C$3:.$C$9]) +SUMPRODUCT([Thong_Tin_Ngay_Nghi_201308.$B$3:.$B$10]=[.B21];[Thong_Tin_Ngay_Nghi_201308.$C$3:.$C$10]) +SUMPRODUCT([Thong_Tin_Ngay_Nghi_201309.$B$3:.$B$13]=[.B21];[Thong_Tin_Ngay_Nghi_201309.$C$3:.$C$13]) +SUMPRODUCT([Thong_Tin_Ngay_Nghi_201310.$B$3:.$B$14]=[.B21];[Thong_Tin_Ngay_Nghi_201310.$C$3:.$C$14]) +SUMPRODUCT([Thong_Tin_Ngay_Nghi_201311.$B$3:.$B$15]=[.B21];[Thong_Tin_Ngay_Nghi_201311.$C$3:.$C$15]) +SUMPRODUCT([Thong_Tin_Ngay_Nghi_201312.$B$3:.$B$18]=[.B21];[Thong_Tin_Ngay_Nghi_201312.$C$3:.$C$18])" office:value-type="float" office:value="7">
            <text:p>7</text:p>
          </table:table-cell>
          <table:table-cell table:style-name="ce38" table:formula="of:=IF(OR([.C21]-[.G21]&lt;=0; DATE(YEAR([.E21]);MONTH([.E21]);DAY([.E21]))&lt;=DATE(YEAR([.E21]);3;31)); [.F21]+[.C21]-[.G21]; [.F21]-[.C21]+[.G21])" office:value-type="float" office:value="-1">
            <text:p>-1</text:p>
          </table:table-cell>
          <table:table-cell table:style-name="ce35" table:number-columns-repeated="3"/>
          <table:table-cell table:style-name="ce35" office:value-type="string">
            <text:p><text:s/></text:p>
          </table:table-cell>
          <table:table-cell table:style-name="ce35" table:number-columns-repeated="985"/>
          <table:table-cell table:number-columns-repeated="26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38" office:value-type="float" office:value="0">
            <text:p>0</text:p>
          </table:table-cell>
          <table:table-cell table:style-name="ce39" office:value-type="date" office:date-value="2013-11-11">
            <text:p>11/11/13</text:p>
          </table:table-cell>
          <table:table-cell table:style-name="ce39" table:formula="of:=IF(YEAR(NOW())&gt;YEAR([.D22]);DATE(YEAR([.D22]);12;31);NOW())" office:value-type="date" office:date-value="2013-12-31">
            <text:p>12/31/13</text:p>
          </table:table-cell>
          <table:table-cell table:style-name="ce38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2">
            <text:p>2</text:p>
          </table:table-cell>
          <table:table-cell table:style-name="ce40" table:formula="of:=SUMPRODUCT([Thong_Tin_Ngay_Nghi_201307.$B$3:.$B$9]=[.B22];[Thong_Tin_Ngay_Nghi_201307.$C$3:.$C$9]) +SUMPRODUCT([Thong_Tin_Ngay_Nghi_201308.$B$3:.$B$10]=[.B22];[Thong_Tin_Ngay_Nghi_201308.$C$3:.$C$10]) +SUMPRODUCT([Thong_Tin_Ngay_Nghi_201309.$B$3:.$B$13]=[.B22];[Thong_Tin_Ngay_Nghi_201309.$C$3:.$C$13]) +SUMPRODUCT([Thong_Tin_Ngay_Nghi_201310.$B$3:.$B$14]=[.B22];[Thong_Tin_Ngay_Nghi_201310.$C$3:.$C$14]) +SUMPRODUCT([Thong_Tin_Ngay_Nghi_201311.$B$3:.$B$15]=[.B22];[Thong_Tin_Ngay_Nghi_201311.$C$3:.$C$15]) +SUMPRODUCT([Thong_Tin_Ngay_Nghi_201312.$B$3:.$B$18]=[.B22];[Thong_Tin_Ngay_Nghi_201312.$C$3:.$C$18])" office:value-type="float" office:value="0">
            <text:p>0</text:p>
          </table:table-cell>
          <table:table-cell table:style-name="ce38" table:formula="of:=IF(OR([.C22]-[.G22]&lt;=0; DATE(YEAR([.E22]);MONTH([.E22]);DAY([.E22]))&lt;=DATE(YEAR([.E22]);3;31)); [.F22]+[.C22]-[.G22]; [.F22]-[.C22]+[.G22])" office:value-type="float" office:value="2">
            <text:p>2</text:p>
          </table:table-cell>
          <table:table-cell table:style-name="ce35" table:number-columns-repeated="989"/>
          <table:table-cell table:number-columns-repeated="26"/>
        </table:table-row>
        <table:table-row table:style-name="ro2" table:number-rows-repeated="13">
          <table:table-cell table:style-name="ce35" table:number-columns-repeated="997"/>
          <table:table-cell table:number-columns-repeated="26"/>
        </table:table-row>
        <table:table-row table:style-name="ro10">
          <table:table-cell table:style-name="ce35" table:number-columns-repeated="997"/>
          <table:table-cell table:number-columns-repeated="26"/>
        </table:table-row>
        <table:table-row table:style-name="ro2" table:number-rows-repeated="65355">
          <table:table-cell table:style-name="ce35" table:number-columns-repeated="997"/>
          <table:table-cell table:number-columns-repeated="26"/>
        </table:table-row>
        <table:table-row table:style-name="ro2" table:number-rows-repeated="9831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hong_Tin_Ngay_Nghi_201307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4"/>
          <table:table-cell table:style-name="ce35" table:number-columns-repeated="2"/>
          <table:table-cell table:style-name="ce46" office:value-type="string" table:number-columns-spanned="31" table:number-rows-spanned="1">
            <text:p>July</text:p>
          </table:table-cell>
          <table:covered-table-cell table:number-columns-repeated="30" table:style-name="ce49"/>
          <table:table-cell table:style-name="ce41" table:number-columns-repeated="990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-6">
            <text:p>-6</text:p>
          </table:table-cell>
          <table:table-cell table:style-name="ce47" office:value-type="float" office:value="-7">
            <text:p>-7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-13">
            <text:p>-13</text:p>
          </table:table-cell>
          <table:table-cell table:style-name="ce47" office:value-type="float" office:value="-14">
            <text:p>-14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18">
            <text:p>18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-20">
            <text:p>-20</text:p>
          </table:table-cell>
          <table:table-cell table:style-name="ce47" office:value-type="float" office:value="-21">
            <text:p>-21</text:p>
          </table:table-cell>
          <table:table-cell table:style-name="ce47" office:value-type="float" office:value="22">
            <text:p>22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-27">
            <text:p>-27</text:p>
          </table:table-cell>
          <table:table-cell table:style-name="ce47" office:value-type="float" office:value="-28">
            <text:p>-28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31">
            <text:p>31</text:p>
          </table:table-cell>
          <table:table-cell table:style-name="ce41" table:number-columns-repeated="99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5" table:formula="of:=SUM([.D3:.AH3])" office:value-type="float" office:value="1.5">
            <text:p>1.5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style-name="ce48" office:value-type="float" office:value="0.5">
            <text:p>0.5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5" table:formula="of:=SUM([.D4:.AH4])" office:value-type="float" office:value="2">
            <text:p>2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HienNV</text:p>
          </table:table-cell>
          <table:table-cell table:style-name="ce45" table:formula="of:=SUM([.D5:.AH5])" office:value-type="float" office:value="0">
            <text:p>0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uongDT</text:p>
          </table:table-cell>
          <table:table-cell table:style-name="ce45" table:formula="of:=SUM([.D6:.AH6])" office:value-type="float" office:value="0">
            <text:p>0</text:p>
          </table:table-cell>
          <table:table-cell table:style-name="ce48" table:number-columns-repeated="31"/>
          <table:table-cell table:style-name="ce35" table:number-columns-repeated="99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45" table:formula="of:=SUM([.D7:.AH7])" office:value-type="float" office:value="0">
            <text:p>0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ieuNV</text:p>
          </table:table-cell>
          <table:table-cell table:style-name="ce45" table:formula="of:=SUM([.D8:.AH8])" office:value-type="float" office:value="0">
            <text:p>0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uyLTT</text:p>
          </table:table-cell>
          <table:table-cell table:style-name="ce45" table:formula="of:=SUM([.D9:.AH9])" office:value-type="float" office:value="1.5">
            <text:p>1.5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48" table:number-columns-repeated="2"/>
          <table:table-cell table:number-columns-repeated="5"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"/>
          <table:table-cell table:number-columns-repeated="3" table:style-name="ce48" office:value-type="float" office:value="0">
            <text:p>0</text:p>
          </table:table-cell>
          <table:table-cell table:style-name="ce35" table:number-columns-repeated="990"/>
        </table:table-row>
        <table:table-row table:style-name="ro12" table:number-rows-repeated="65411">
          <table:table-cell table:style-name="ce35" table:number-columns-repeated="1024"/>
        </table:table-row>
        <table:table-row table:style-name="ro2" table:number-rows-repeated="9831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8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4"/>
          <table:table-cell table:style-name="ce35" table:number-columns-repeated="2"/>
          <table:table-cell table:style-name="ce51" office:value-type="string" table:number-columns-spanned="31" table:number-rows-spanned="1">
            <text:p>August</text:p>
          </table:table-cell>
          <table:covered-table-cell table:number-columns-repeated="30" table:style-name="ce54"/>
          <table:table-cell table:style-name="ce41" table:number-columns-repeated="990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-3">
            <text:p>-3</text:p>
          </table:table-cell>
          <table:table-cell table:style-name="ce52" office:value-type="float" office:value="-4">
            <text:p>-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1">
            <text:p>-11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3">
            <text:p>13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-17">
            <text:p>-17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5">
            <text:p>-25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52" office:value-type="float" office:value="-31">
            <text:p>-31</text:p>
          </table:table-cell>
          <table:table-cell table:style-name="ce41" table:number-columns-repeated="969"/>
          <table:table-cell table:number-columns-repeated="21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0" table:formula="of:=SUM([.D3:.AH3])" office:value-type="float" office:value="0.5"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.5">
            <text:p>0.5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0" table:formula="of:=SUM([.D4:.AH4])" office:value-type="float" office:value="0.5"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0" table:formula="of:=SUM([.D5:.AH5])" office:value-type="float" office:value="1.5">
            <text:p>1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ienNV</text:p>
          </table:table-cell>
          <table:table-cell table:style-name="ce50" table:formula="of:=SUM([.D6:.AH6])" office:value-type="float" office:value="1.5">
            <text:p>1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.5">
            <text:p>0.5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50" table:formula="of:=SUM([.D7:.AH7])" office:value-type="float" office:value="0">
            <text:p>0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aoDTH</text:p>
          </table:table-cell>
          <table:table-cell table:style-name="ce50" table:formula="of:=SUM([.D8:.AH8])" office:value-type="float" office:value="0">
            <text:p>0</text:p>
          </table:table-cell>
          <table:table-cell table:style-name="ce53" table:number-columns-repeated="13"/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ieuNV</text:p>
          </table:table-cell>
          <table:table-cell table:style-name="ce50" table:formula="of:=SUM([.D9:.AH9])" office:value-type="float" office:value="0.5"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.5">
            <text:p>0.5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ThuyLTT</text:p>
          </table:table-cell>
          <table:table-cell table:style-name="ce50" table:formula="of:=SUM([.D10:.AH10])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/>
          <table:table-cell table:style-name="ce35" table:number-columns-repeated="969"/>
          <table:table-cell table:number-columns-repeated="21"/>
        </table:table-row>
        <table:table-row table:style-name="ro2" table:number-rows-repeated="2">
          <table:table-cell table:style-name="ce35" table:number-columns-repeated="1003"/>
          <table:table-cell table:number-columns-repeated="21"/>
        </table:table-row>
        <table:table-row table:style-name="ro2">
          <table:table-cell table:style-name="ce35" table:number-columns-repeated="5"/>
          <table:table-cell table:style-name="ce35" office:value-type="string">
            <text:p><text:s/></text:p>
          </table:table-cell>
          <table:table-cell table:style-name="ce35" table:number-columns-repeated="997"/>
          <table:table-cell table:number-columns-repeated="21"/>
        </table:table-row>
        <table:table-row table:style-name="ro2" table:number-rows-repeated="65408">
          <table:table-cell table:style-name="ce35" table:number-columns-repeated="1003"/>
          <table:table-cell table:number-columns-repeated="21"/>
        </table:table-row>
        <table:table-row table:style-name="ro2" table:number-rows-repeated="9831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9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number-columns-repeated="30" table:default-cell-style-name="Default"/>
        <table:table-column table:style-name="co7" table:number-columns-repeated="984" table:default-cell-style-name="Default"/>
        <table:table-row table:style-name="ro2">
          <table:table-cell table:style-name="ce44"/>
          <table:table-cell table:style-name="ce35" table:number-columns-repeated="2"/>
          <table:table-cell table:style-name="ce56" office:value-type="string" table:number-columns-spanned="30" table:number-rows-spanned="1">
            <text:p>September</text:p>
          </table:table-cell>
          <table:covered-table-cell table:number-columns-repeated="29" table:style-name="ce59"/>
          <table:table-cell table:style-name="ce41" table:number-columns-repeated="984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57" office:value-type="float" office:value="-1">
            <text:p>-1</text:p>
          </table:table-cell>
          <table:table-cell table:style-name="ce57" office:value-type="float" office:value="2">
            <office:annotation draw:style-name="gr1" draw:text-style-name="P2" svg:width="1.1413in" svg:height="0.2346in" svg:x="1.8854in" svg:y="4.3287in" draw:caption-point-x="0.8024in" draw:caption-point-y="-4.0913in">
              <dc:date>2013-09-04T00:00:00</dc:date>
              <text:p text:style-name="P2"><text:span text:style-name="T1">National day 2/9</text:span></text:p>
            </office:annotation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-7">
            <text:p>-7</text:p>
          </table:table-cell>
          <table:table-cell table:style-name="ce57" office:value-type="float" office:value="-8">
            <text:p>-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-14">
            <text:p>-14</text:p>
          </table:table-cell>
          <table:table-cell table:style-name="ce57" office:value-type="float" office:value="-15">
            <text:p>-15</text:p>
          </table:table-cell>
          <table:table-cell table:style-name="ce5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-21">
            <text:p>-21</text:p>
          </table:table-cell>
          <table:table-cell table:style-name="ce57" office:value-type="float" office:value="-22">
            <text:p>-22</text:p>
          </table:table-cell>
          <table:table-cell table:style-name="ce57" office:value-type="float" office:value="23">
            <text:p>23</text:p>
          </table:table-cell>
          <table:table-cell table:style-name="ce57" office:value-type="float" office:value="24">
            <text:p>24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-28">
            <text:p>-28</text:p>
          </table:table-cell>
          <table:table-cell table:style-name="ce57" office:value-type="float" office:value="-29">
            <text:p>-29</text:p>
          </table:table-cell>
          <table:table-cell table:style-name="ce57" office:value-type="float" office:value="30">
            <text:p>30</text:p>
          </table:table-cell>
          <table:table-cell table:style-name="ce41" table:number-columns-repeated="964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5" table:formula="of:=SUM([.D3:.AG3])" office:value-type="float" office:value="0.5">
            <text:p>0.5</text:p>
          </table:table-cell>
          <table:table-cell table:style-name="ce58"/>
          <table:table-cell table:number-columns-repeated="2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5" table:formula="of:=SUM([.D4:.AG4])" office:value-type="float" office:value="1">
            <text:p>1</text:p>
          </table:table-cell>
          <table:table-cell table:style-name="ce58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3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2"/>
          <table:table-cell table:number-columns-repeated="3" table:style-name="ce58" office:value-type="float" office:value="0">
            <text:p>0</text:p>
          </table:table-cell>
          <table:table-cell table:style-name="ce58" office:value-type="float" office:value="0.5">
            <office:annotation office:display="true" draw:style-name="gr1" draw:text-style-name="P2" svg:width="1.1413in" svg:height="0.5457in" svg:x="8.9744in" svg:y="4.1709in" draw:caption-point-x="-0.0059in" draw:caption-point-y="-3.4386in">
              <dc:date>2013-11-06T00:00:00</dc:date>
              <text:p text:style-name="P1"><text:span text:style-name="T1">Nghỉ nhưng có làm tại nhà ~ 0.5 ngày</text:span></text:p>
            </office:annotation>
            <text:p>0.5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5" table:formula="of:=SUM([.D5:.AG5])" office:value-type="float" office:value="2">
            <text:p>2</text:p>
          </table:table-cell>
          <table:table-cell table:style-name="ce58"/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number-columns-repeated="3" table:style-name="ce58" office:value-type="float" office:value="0">
            <text:p>0</text:p>
          </table:table-cell>
          <table:table-cell table:style-name="ce58" table:number-columns-repeated="2"/>
          <table:table-cell table:number-columns-repeated="2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5" table:formula="of:=SUM([.D6:.AG6])" office:value-type="float" office:value="0">
            <text:p>0</text:p>
          </table:table-cell>
          <table:table-cell table:style-name="ce58" table:number-columns-repeated="15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5" table:formula="of:=SUM([.D7:.AG7])" office:value-type="float" office:value="0.5">
            <text:p>0.5</text:p>
          </table:table-cell>
          <table:table-cell table:style-name="ce58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table:number-columns-repeated="2"/>
          <table:table-cell table:style-name="ce58" office:value-type="float" office:value="0">
            <office:annotation draw:style-name="gr1" draw:text-style-name="P2" svg:width="1.1413in" svg:height="0.3902in" svg:x="4.4661in" svg:y="4.3744in" draw:caption-point-x="0.8079in" draw:caption-point-y="-2.8988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6.3661in" svg:y="3.7323in" draw:caption-point-x="0.0161in" draw:caption-point-y="-2.2567in">
              <dc:date>2013-09-12T00:00:00</dc:date>
              <text:p text:style-name="P2"><text:span text:style-name="T1">Nghỉ ốm 0.5 ngày: đau mắt</text:span></text:p>
            </office:annotation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7.7504in" svg:y="3.7323in" draw:caption-point-x="-0.9984in" draw:caption-point-y="-2.2567in">
              <dc:date>2013-09-14T00:00:00</dc:date>
              <text:p text:style-name="P2"><text:span text:style-name="T1">Nghỉ ốm 1 ngày: đau mắt</text:span></text:p>
            </office:annotation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NamTV</text:p>
          </table:table-cell>
          <table:table-cell table:style-name="ce55" table:formula="of:=SUM([.D8:.AG8])" office:value-type="float" office:value="1">
            <text:p>1</text:p>
          </table:table-cell>
          <table:table-cell table:style-name="ce58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0">
            <office:annotation draw:style-name="gr1" draw:text-style-name="P2" svg:width="1.1413in" svg:height="0.7012in" svg:x="6.9921in" svg:y="1.124in" draw:caption-point-x="-0.2402in" draw:caption-point-y="0.5992in">
              <dc:date>2013-09-14T00:00:00</dc:date>
              <text:p text:style-name="P2"><text:span text:style-name="T1">Nghỉ buổi sáng đi làm giấy tờ nhưng có làm bù ở nhà rồi</text:span></text:p>
            </office:annotation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.5">
            <text:p>0.5</text:p>
          </table:table-cell>
          <table:table-cell table:number-columns-repeated="4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.5">
            <office:annotation office:display="true" draw:style-name="gr1" draw:text-style-name="P2" svg:width="1.1413in" svg:height="0.5457in" svg:x="11.4996in" svg:y="3.9169in" draw:caption-point-x="1.5327in" draw:caption-point-y="-2.1941in">
              <dc:date>2013-11-06T00:00:00</dc:date>
              <text:p text:style-name="P1"><text:span text:style-name="T1">Nghỉ nhưng có làm tại nhà ~ 0.5 ngày</text:span></text:p>
            </office:annotation>
            <text:p>0.5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hanNM</text:p>
          </table:table-cell>
          <table:table-cell table:style-name="ce55" table:formula="of:=SUM([.D9:.AG9])" office:value-type="float" office:value="1.5">
            <text:p>1.5</text:p>
          </table:table-cell>
          <table:table-cell table:style-name="ce58" table:number-columns-repeated="3"/>
          <table:table-cell table:number-columns-repeated="2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table:number-columns-repeated="2"/>
          <table:table-cell table:number-columns-repeated="3" table:style-name="ce58" office:value-type="float" office:value="0"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5.7193in" svg:y="4.1429in" draw:caption-point-x="0.663in" draw:caption-point-y="-2.1717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7.2823in" svg:y="4.2394in" draw:caption-point-x="-0.5303in" draw:caption-point-y="-2.2681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style-name="ce58" table:number-columns-repeated="2"/>
          <table:table-cell table:style-name="ce58" office:value-type="float" office:value="0">
            <office:annotation draw:style-name="gr1" draw:text-style-name="P2" svg:width="1.1413in" svg:height="0.3902in" svg:x="8.3906in" svg:y="4.2394in" draw:caption-point-x="-0.5303in" draw:caption-point-y="-2.2681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8.7598in" svg:y="4.2394in" draw:caption-point-x="-0.5303in" draw:caption-point-y="-2.2681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style-name="ce58" office:value-type="float" office:value="0">
            <office:annotation draw:style-name="gr1" draw:text-style-name="P2" svg:width="1.1413in" svg:height="0.3902in" svg:x="9.1295in" svg:y="4.2394in" draw:caption-point-x="-0.5303in" draw:caption-point-y="-2.2681in">
              <dc:date>2013-09-12T00:00:00</dc:date>
              <text:p text:style-name="P2"><text:span text:style-name="T1">Nghỉ ốm 1: đau mắt</text:span></text:p>
            </office:annotation>
            <text:p>0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8" table:number-columns-repeated="2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SinhNT</text:p>
          </table:table-cell>
          <table:table-cell table:style-name="ce55" table:formula="of:=SUM([.D10:.AG10])" office:value-type="float" office:value="0">
            <text:p>0</text:p>
          </table:table-cell>
          <table:table-cell table:style-name="ce58" table:number-columns-repeated="8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ThaoDTH</text:p>
          </table:table-cell>
          <table:table-cell table:style-name="ce55" table:formula="of:=SUM([.D11:.AG11])" office:value-type="float" office:value="1">
            <text:p>1</text:p>
          </table:table-cell>
          <table:table-cell table:style-name="ce58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table:number-columns-repeated="2"/>
          <table:table-cell table:number-columns-repeated="2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number-columns-repeated="2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ieuNV</text:p>
          </table:table-cell>
          <table:table-cell table:style-name="ce55" table:formula="of:=SUM([.D12:.AG12])" office:value-type="float" office:value="0">
            <text:p>0</text:p>
          </table:table-cell>
          <table:table-cell table:style-name="ce58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uyLTT</text:p>
          </table:table-cell>
          <table:table-cell table:style-name="ce55" table:formula="of:=SUM([.D13:.AG13])" office:value-type="float" office:value="1.5">
            <text:p>1.5</text:p>
          </table:table-cell>
          <table:table-cell table:style-name="ce58"/>
          <table:table-cell table:number-columns-repeated="4"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number-columns-repeated="5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number-columns-repeated="3" table:style-name="ce58" office:value-type="float" office:value="0">
            <text:p>0</text:p>
          </table:table-cell>
          <table:table-cell table:style-name="ce58" table:number-columns-repeated="2"/>
          <table:table-cell table:style-name="ce58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5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0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number-columns-repeated="30" table:default-cell-style-name="Default"/>
        <table:table-column table:style-name="co23" table:default-cell-style-name="Default"/>
        <table:table-column table:style-name="co7" table:number-columns-repeated="983" table:default-cell-style-name="Default"/>
        <table:table-row table:style-name="ro2">
          <table:table-cell table:style-name="ce44"/>
          <table:table-cell table:style-name="ce35" table:number-columns-repeated="2"/>
          <table:table-cell table:style-name="ce61" office:value-type="string" table:number-columns-spanned="31" table:number-rows-spanned="1">
            <text:p>October</text:p>
          </table:table-cell>
          <table:covered-table-cell table:number-columns-repeated="29" table:style-name="ce64"/>
          <table:covered-table-cell table:style-name="ce41"/>
          <table:table-cell table:style-name="ce41" table:number-columns-repeated="983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-5">
            <text:p>-5</text:p>
          </table:table-cell>
          <table:table-cell table:style-name="ce62" office:value-type="float" office:value="-6">
            <text:p>-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-12">
            <text:p>-12</text:p>
          </table:table-cell>
          <table:table-cell table:style-name="ce62" office:value-type="float" office:value="-13">
            <text:p>-1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-19">
            <text:p>-19</text:p>
          </table:table-cell>
          <table:table-cell table:style-name="ce62" office:value-type="float" office:value="-20">
            <text:p>-20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-26">
            <text:p>-26</text:p>
          </table:table-cell>
          <table:table-cell table:style-name="ce62" office:value-type="float" office:value="-27">
            <text:p>-27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31">
            <text:p>31</text:p>
          </table:table-cell>
          <table:table-cell table:style-name="ce41" table:number-columns-repeated="963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0" table:formula="of:=SUM([.D3:.AH3])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3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0" table:formula="of:=SUM([.D4:.AH4])" office:value-type="float" office:value="1.5">
            <text:p>1.5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0" table:formula="of:=SUM([.D5:.AH5])" office:value-type="float" office:value="1.5">
            <text:p>1.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0" table:formula="of:=SUM([.D6:.AH6])" office:value-type="float" office:value="0"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0" table:formula="of:=SUM([.D7:.AH7])" office:value-type="float" office:value="4">
            <text:p>4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2" table:style-name="ce63" office:value-type="float" office:value="0">
            <text:p>0</text:p>
          </table:table-cell>
          <table:table-cell table:number-columns-repeated="3" table:style-name="ce63" office:value-type="float" office:value="1">
            <text:p>1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0" table:formula="of:=SUM([.D8:.AH8])" office:value-type="float" office:value="0">
            <text:p>0</text:p>
          </table:table-cell>
          <table:table-cell table:style-name="ce63" table:number-columns-repeated="1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60" table:formula="of:=SUM([.D9:.AH9])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.5">
            <text:p>0.5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float" office:value="0.5">
            <office:annotation office:display="true" draw:style-name="gr1" draw:text-style-name="P2" svg:width="1.1413in" svg:height="0.5457in" svg:x="5.9744in" svg:y="3.8878in" draw:caption-point-x="0.0386in" draw:caption-point-y="-1.9169in">
              <dc:date>2013-11-06T00:00:00</dc:date>
              <text:p text:style-name="P1"><text:span text:style-name="T1">Nghỉ nhưng có làm tại nhà ~ 0.5 ngày</text:span></text:p>
            </office:annotation>
            <text:p>0.5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60" table:formula="of:=SUM([.D10:.AH10])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60" table:formula="of:=SUM([.D11:.AH11])" office:value-type="float" office:value="0"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60" table:formula="of:=SUM([.D12:.AH12])" office:value-type="float" office:value="1.5">
            <text:p>1.5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60" table:formula="of:=SUM([.D13:.AH13])" office:value-type="float" office:value="0"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60" table:formula="of:=SUM([.D14:.AH14])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50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1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number-columns-repeated="27" table:default-cell-style-name="Default"/>
        <table:table-column table:style-name="co23" table:number-columns-repeated="2" table:default-cell-style-name="Default"/>
        <table:table-column table:style-name="co21" table:default-cell-style-name="Default"/>
        <table:table-column table:style-name="co7" table:number-columns-repeated="981" table:default-cell-style-name="Default"/>
        <table:table-row table:style-name="ro2">
          <table:table-cell table:style-name="ce44"/>
          <table:table-cell table:style-name="ce35" table:number-columns-repeated="2"/>
          <table:table-cell table:style-name="ce66" office:value-type="string" table:number-columns-spanned="30" table:number-rows-spanned="1">
            <text:p>November</text:p>
          </table:table-cell>
          <table:covered-table-cell table:number-columns-repeated="26" table:style-name="ce69"/>
          <table:covered-table-cell table:number-columns-repeated="2" table:style-name="ce41"/>
          <table:covered-table-cell table:style-name="ce69"/>
          <table:table-cell table:style-name="ce41" table:number-columns-repeated="981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-2">
            <text:p>-2</text:p>
          </table:table-cell>
          <table:table-cell table:style-name="ce67" office:value-type="float" office:value="-3">
            <text:p>-3</text:p>
          </table:table-cell>
          <table:table-cell table:style-name="ce67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7">
            <text:p>7</text:p>
          </table:table-cell>
          <table:table-cell table:style-name="ce67" office:value-type="float" office:value="8">
            <text:p>8</text:p>
          </table:table-cell>
          <table:table-cell table:style-name="ce67" office:value-type="float" office:value="-9">
            <text:p>-9</text:p>
          </table:table-cell>
          <table:table-cell table:style-name="ce67" office:value-type="float" office:value="-10">
            <text:p>-10</text:p>
          </table:table-cell>
          <table:table-cell table:style-name="ce67" office:value-type="float" office:value="11">
            <text:p>11</text:p>
          </table:table-cell>
          <table:table-cell table:style-name="ce67" office:value-type="float" office:value="12">
            <text:p>12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4">
            <text:p>14</text:p>
          </table:table-cell>
          <table:table-cell table:style-name="ce67" office:value-type="float" office:value="15">
            <text:p>15</text:p>
          </table:table-cell>
          <table:table-cell table:style-name="ce67" office:value-type="float" office:value="-16">
            <text:p>-16</text:p>
          </table:table-cell>
          <table:table-cell table:style-name="ce67" office:value-type="float" office:value="-17">
            <text:p>-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-23">
            <text:p>-23</text:p>
          </table:table-cell>
          <table:table-cell table:style-name="ce67" office:value-type="float" office:value="-24">
            <text:p>-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office:value-type="float" office:value="27">
            <text:p>27</text:p>
          </table:table-cell>
          <table:table-cell table:style-name="ce67" office:value-type="float" office:value="28">
            <text:p>28</text:p>
          </table:table-cell>
          <table:table-cell table:style-name="ce67" office:value-type="float" office:value="29">
            <text:p>29</text:p>
          </table:table-cell>
          <table:table-cell table:style-name="ce67" office:value-type="float" office:value="-30">
            <text:p>-30</text:p>
          </table:table-cell>
          <table:table-cell table:style-name="ce41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5" table:formula="of:=SUM([.D3:.AG3])" office:value-type="float" office:value="2">
            <text:p>2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5" table:formula="of:=SUM([.D4:.AG4])" office:value-type="float" office:value="0.5"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5" table:formula="of:=SUM([.D5:.AG5])" office:value-type="float" office:value="1.5">
            <text:p>1.5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5" table:formula="of:=SUM([.D6:.AG6])" office:value-type="float" office:value="1.5">
            <text:p>1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5" table:formula="of:=SUM([.D7:.AG7])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5" table:formula="of:=SUM([.D8:.AG8])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65" table:formula="of:=SUM([.D9:.AG9])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65" table:formula="of:=SUM([.D10:.AG10])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65" table:formula="of:=SUM([.D11:.AG11])" office:value-type="float" office:value="0.5"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65" table:formula="of:=SUM([.D12:.AG12])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">
            <office:annotation office:display="true" draw:style-name="gr1" draw:text-style-name="P2" svg:width="1.1413in" svg:height="0.5457in" svg:x="5.1673in" svg:y="3.8299in" draw:caption-point-x="-0.2626in" draw:caption-point-y="-1.1161in">
              <dc:date>2013-11-08T00:00:00</dc:date>
              <text:p text:style-name="P1"><text:span text:style-name="T1">Nghỉ 0.5 ngày nhưng có làm bù tối hôm trước</text:span></text:p>
            </office:annotation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65" table:formula="of:=SUM([.D13:.AG13])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65" table:formula="of:=SUM([.D14:.AG14])" office:value-type="float" office:value="1.5">
            <text:p>1.5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VietBA</text:p>
          </table:table-cell>
          <table:table-cell table:style-name="ce65" table:formula="of:=SUM([.D15:.AG15])" office:value-type="float" office:value="0">
            <text:p>0</text:p>
          </table:table-cell>
          <table:table-cell table:style-name="ce68" table:number-columns-repeated="10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/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4"/>
          <table:table-cell table:number-columns-repeated="20"/>
        </table:table-row>
        <table:table-row table:style-name="ro2" table:number-rows-repeated="983150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Thong_Tin_Ngay_Nghi_201312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number-columns-repeated="31" table:default-cell-style-name="Default"/>
        <table:table-column table:style-name="co7" table:number-columns-repeated="981" table:default-cell-style-name="Default"/>
        <table:table-row table:style-name="ro2">
          <table:table-cell table:style-name="ce44"/>
          <table:table-cell table:style-name="ce35" table:number-columns-repeated="2"/>
          <table:table-cell table:style-name="ce71" office:value-type="string" table:number-columns-spanned="31" table:number-rows-spanned="1">
            <text:p>December</text:p>
          </table:table-cell>
          <table:covered-table-cell table:style-name="ce74"/>
          <table:covered-table-cell table:number-columns-repeated="29" table:style-name="ce75"/>
          <table:table-cell table:style-name="ce41" table:number-columns-repeated="981"/>
        </table:table-row>
        <table:table-row table:style-name="ro6">
          <table:table-cell table:style-name="ce44" office:value-type="string">
            <text:p>No.</text:p>
          </table:table-cell>
          <table:table-cell table:style-name="ce44" office:value-type="string">
            <text:p>Name</text:p>
          </table:table-cell>
          <table:table-cell table:style-name="ce44" office:value-type="string">
            <text:p>Absent</text:p>
          </table:table-cell>
          <table:table-cell table:style-name="ce72" office:value-type="float" office:value="-1">
            <text:p>-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-7">
            <text:p>-7</text:p>
          </table:table-cell>
          <table:table-cell table:style-name="ce72" office:value-type="float" office:value="-8">
            <text:p>-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 table:style-name="ce72" office:value-type="float" office:value="11">
            <text:p>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-14">
            <text:p>-14</text:p>
          </table:table-cell>
          <table:table-cell table:style-name="ce72" office:value-type="float" office:value="-15">
            <text:p>-15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-21">
            <text:p>-21</text:p>
          </table:table-cell>
          <table:table-cell table:style-name="ce72" office:value-type="float" office:value="-22">
            <text:p>-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office:annotation draw:style-name="gr1" draw:text-style-name="P2" svg:width="1.1413in" svg:height="0.2346in" svg:x="12.1642in" svg:y="0in" draw:caption-point-x="-0.2402in" draw:caption-point-y="0.2374in">
              <dc:creator>ThuyLTT</dc:creator>
              <dc:date>2013-12-30T00:00:00</dc:date>
              <text:p text:style-name="P2"><text:span text:style-name="T1">Company trip</text:span></text:p>
            </office:annotation>
            <text:p>27</text:p>
          </table:table-cell>
          <table:table-cell table:style-name="ce72" office:value-type="float" office:value="-28">
            <text:p>-28</text:p>
          </table:table-cell>
          <table:table-cell table:style-name="ce72" office:value-type="float" office:value="-29">
            <text:p>-29</text:p>
          </table:table-cell>
          <table:table-cell table:style-name="ce72" office:value-type="float" office:value="30">
            <text:p>30</text:p>
          </table:table-cell>
          <table:table-cell table:style-name="ce72" office:value-type="float" office:value="31">
            <text:p>31</text:p>
          </table:table-cell>
          <table:table-cell table:style-name="ce41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0" table:formula="of:=SUM([.D3:.AH3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0" table:formula="of:=SUM([.D4:.AH4])" office:value-type="float" office:value="1">
            <text:p>1</text:p>
          </table:table-cell>
          <table:table-cell table:style-name="ce73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">
            <office:annotation draw:style-name="gr1" draw:text-style-name="P2" svg:width="1.1413in" svg:height="0.5457in" svg:x="3.6669in" svg:y="0.1256in" draw:caption-point-x="-0.2402in" draw:caption-point-y="0.6071in">
              <dc:creator>ThuyLTT</dc:creator>
              <dc:date>2013-12-24T00:00:00</dc:date>
              <text:p text:style-name="P2"><text:span text:style-name="T1">Không đến cty nhưng làm bù tại nhà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70" table:formula="of:=SUM([.D5:.AH5])" office:value-type="float" office:value="0.5">
            <text:p>0.5</text:p>
          </table:table-cell>
          <table:table-cell table:style-name="ce73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3" table:number-columns-repeated="2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70" table:formula="of:=SUM([.D7:.AH7])" office:value-type="float" office:value="14.5">
            <text:p>14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1">
            <text:p>1</text:p>
          </table:table-cell>
          <table:table-cell table:style-name="ce73" table:number-columns-repeated="2"/>
          <table:table-cell table:number-columns-repeated="5" table:style-name="ce73" office:value-type="float" office:value="1">
            <text:p>1</text:p>
          </table:table-cell>
          <table:table-cell table:style-name="ce73" table:number-columns-repeated="2"/>
          <table:table-cell table:number-columns-repeated="3"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style-name="ce73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70" table:formula="of:=SUM([.D8:.AH8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70" table:formula="of:=SUM([.D9:.AH9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70" table:formula="of:=SUM([.D10:.AH10])" office:value-type="float" office:value="2">
            <text:p>2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70" table:formula="of:=SUM([.D11:.AH11])" office:value-type="float" office:value="0">
            <text:p>0</text:p>
          </table:table-cell>
          <table:table-cell table:style-name="ce73" table:number-columns-repeated="17"/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1" draw:text-style-name="P2" svg:width="1.1413in" svg:height="0.7012in" svg:x="10.6866in" svg:y="1.811in" draw:caption-point-x="-0.2402in" draw:caption-point-y="0.6555in">
              <dc:creator>ThuyLTT</dc:creator>
              <dc:date>2013-12-24T00:00:00</dc:date>
              <text:p text:style-name="P2"><text:span text:style-name="T1">Nghỉ 0.5, nhưng làm bù vào các buổi tối t3-6 nên ko tính</text:span></text:p>
            </office:annotation>
            <text:p>0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office:annotation draw:style-name="gr1" draw:text-style-name="P2" svg:width="1.1413in" svg:height="0.7012in" svg:x="13.2724in" svg:y="1.811in" draw:caption-point-x="-0.2402in" draw:caption-point-y="0.6555in">
              <dc:creator>ThuyLTT</dc:creator>
              <dc:date>2013-12-24T00:00:00</dc:date>
              <text:p text:style-name="P2"><text:span text:style-name="T1">Nghỉ 0.5, nhưng làm bù vào các buổi tối t3-6 nên ko tính</text:span></text:p>
            </office:annotation>
            <text:p>0</text:p>
          </table:table-cell>
          <table:table-cell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70" table:formula="of:=SUM([.D12:.AH12])" office:value-type="float" office:value="1.5">
            <text:p>1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70" table:formula="of:=SUM([.D13:.AH13])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70" table:formula="of:=SUM([.D14:.AH14])" office:value-type="float" office:value="1">
            <text:p>1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text:p>0.5</text:p>
          </table:table-cell>
          <table:table-cell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70" table:formula="of:=SUM([.D15:.AH15])" office:value-type="float" office:value="1">
            <text:p>1</text:p>
          </table:table-cell>
          <table:table-cell table:style-name="ce73"/>
          <table:table-cell table:style-name="ce73" office:value-type="float" office:value="0.5"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70" table:formula="of:=SUM([.D17:.AH17])" office:value-type="float" office:value="0.5">
            <text:p>0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office:value-type="float" office:value="0.5">
            <text:p>0.5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70" table:formula="of:=SUM([.D18:.AH18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5"/>
          <table:table-cell table:number-columns-repeated="20"/>
        </table:table-row>
        <table:table-row table:style-name="ro2" table:number-rows-repeated="983147">
          <table:table-cell table:number-columns-repeated="1015"/>
        </table:table-row>
        <table:table-row table:style-name="ro2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5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71</meta:editing-cycles>
    <meta:editing-duration>PT19H5M31S</meta:editing-duration>
    <meta:generator>OpenOffice/4.0.1$Win32 OpenOffice.org_project/401m5$Build-9714</meta:generator>
    <dc:date>2014-03-26T15:33:11.48</dc:date>
    <dc:creator>Thuy Le</dc:creator>
    <meta:document-statistic meta:table-count="9" meta:cell-count="1955" meta:object-count="0"/>
    <meta:user-defined meta:name="Info 1"/>
    <meta:user-defined meta:name="Info 2"/>
    <meta:user-defined meta:name="Info 3"/>
    <meta:user-defined meta:name="Info 4"/>
  </office:meta>
</office:document-meta>
</file>